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weight-complex="bold"/>
    </style:style>
    <style:style style:name="T1" style:family="text">
      <style:text-properties fo:font-weight="bold" style:font-weight-asian="bold" style:font-weight-complex="bold"/>
    </style:style>
    <style:style style:name="T2" style:family="text">
      <style:text-properties style:font-name="Georgi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ide Out </text:p>
      <text:p text:style-name="Standard"><text:s/></text:p>
      <text:p text:style-name="P1"><text:span text:style-name="T1">Text:</text:span> Colossians 1:27 "To whom God would make known what is the riches of the glory of this mystery among the Gentiles; which is Christ in you, the hope of glory:"</text:p>
      <text:p text:style-name="P1"/>
      <text:p text:style-name="P1"><text:span text:style-name="T1">Introduction:</text:span> This message started with the text. As I contemplated the thought of just what this scripture means: “Christ in you, the hope of glory” I began to look for other scripture that would explain what it looks like to have God inside.</text:p>
      <text:p text:style-name="P1"><text:s text:c="2"/>I think the concept of Christ coming into our lives, at all, is hard to get a handle on. The idea that the God of the universe would choose to dwell inside this human being is impossible to fully comprehend but we are going to take a stab at it this morning.</text:p>
      <text:p text:style-name="P1"><text:s/>Colossians 1:27 is the apostle Paul’s attempt to define the glory of God. How is this glory revealed? Paul seems to be saying that God’s glory is revealed by Christ taking up residence in us. While the great men of this planet receive praise and adulation for erecting magnificent edifices and producing great results; The one and only true God is best glorified through the simple practice of living in us. Just what does that look like?</text:p>
      <text:p text:style-name="P1"/>
      <text:p text:style-name="P1"><text:span text:style-name="T1">I. Truth:</text:span> When Christ resides in us we will be living with the Spirit of truth. John 14:17 says: "Even the Spirit of truth; whom the world cannot receive, because it seeth him not, neither knoweth him: but ye know him; for he dwelleth with you, and shall be in you."</text:p>
      <text:p text:style-name="P1"><text:s text:c="2"/>I’m glad that the scripture didn’t just say truth with a small “t.” When the scripture says: “Spirit of truth” it refers to far more than we speak. It is talking about an in-born way of living. We don’t allow even a hint of dishonesty in what we say or in the way that we carry ourselves. It is a practice of living the truth to the bone. It redefines honesty and sets the bar higher than you can imagine.</text:p>
      <text:p text:style-name="P1"/>
      <text:p text:style-name="P1"><text:span text:style-name="T1">II. Word of God:</text:span> When Christ resides in us the Word of God will be flowing from us. I John 2:14 “…I have written unto you, young men, because ye are strong, and the word of God abideth in you…” I am appalled by small number of people who read the Bible yet want to pontificate about it and complain how the government is restricting prayer and the Word. The Word of God needs to be such a part of us that we constantly are quoting it without even thinking about it. The Christ filled individual should be living and speaking the Word 24/7.</text:p>
      <text:p text:style-name="P1"/>
      <text:p text:style-name="P1"><text:span text:style-name="T1">III. The Grace of God:</text:span> in II Corinthians 9:14 we read about: “the exceeding grace of God in you.” The life that is filled with Christ is a life that exudes the Grace of God. This man or woman who is filled with Christ is one who is generous to a fault they are givers and not takers. This man or woman seeks to redeem rather than condemn. They love the lost and are willing to get dirty to see them saved. One who lives to condemn and put down is not filled with Christ.</text:p>
      <text:p text:style-name="P1"/>
      <text:p text:style-name="P1"><text:span text:style-name="T1">IV. Joy from Jesus:</text:span> There are too many “Christians” Who have no joy. They are depressed and prophets of gloom and despair. In John 15:11 we read: "These things have I spoken unto you, that my joy might remain in you, and that your joy might be full." There is a two part blessing when you are filled with Christ. #1 our joy will be full and complete and #2 Christ will receive joy from our obedience. It is God’s intent that we be a joyful people. </text:p>
      <text:p text:style-name="P1"><text:s text:c="2"/>How much joy is present in your life? Maybe we need to go back to the altar for a fill-up and a recharge. </text:p>
      <text:p text:style-name="P1"/>
      <text:p text:style-name="P1"><text:span text:style-name="T1">V. Every good thing:</text:span> In Philemon 6 we read: “That the communication of thy faith may become effectual by the acknowledging of every good thing which is in you in Christ Jesus:” This verse reminds me that there is no good thing that I can receive credit for on my own. It is only through the indwelling of Christ that I can become a believer who can have a positive effect. Every good thing that comes out of me is a direct gift from God. There is a battle (inside each of us) between God and the devil. How we tell who is winning is to observe what comes out. That is why Luke 6:45 says: "A good man out of the good treasure of his heart bringeth forth that which is good; and an evil man out of the evil treasure of his heart bringeth forth that which is evil: for of the abundance of the heart his mouth speaketh." </text:p>
      <text:p text:style-name="P1"/>
      <text:p text:style-name="P1"><text:span text:style-name="T1">Conclude:</text:span> Do you remember the title of this sermon? “Inside Out.” What’s that about? I’m glad that you asked. We’re talking about what it means to have Christ in us. Do you think that He is in us just to sit there and never come out? He dwells in us for the same reasons that normal people live in any house. It is a place to operate out of. The only place that people go in to never to come out of again is a funeral home. Christ is in us so that He can utilize this house of clay as a place to do His work from. The way that you and I can show His glory is to open the doors and windows and let Jesus work from u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Indwelling of Christ</dc:title>
    <meta:initial-creator>Joel Tice</meta:initial-creator>
    <meta:creation-date>2007-02-17T14:08:00</meta:creation-date>
    <dc:creator>Joel Tice</dc:creator>
    <dc:date>2018-12-01T01:12:46.82</dc:date>
    <meta:editing-cycles>9</meta:editing-cycles>
    <meta:editing-duration>PT2H19M</meta:editing-duration>
    <meta:document-statistic meta:table-count="0" meta:image-count="0" meta:object-count="0" meta:page-count="1" meta:paragraph-count="14" meta:word-count="937" meta:character-count="4788"/>
    <meta:generator>OpenOffice/4.1.3$Win32 OpenOffice.org_project/413m1$Build-9783</meta:generator>
  </office:meta>
</office:document-meta>
</file>